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663366" style:font-name="DejaVu Sans Light" fo:font-size="26pt" fo:letter-spacing="normal" fo:font-style="normal" fo:font-weight="normal" officeooo:paragraph-rsid="000c9911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paragraph-rsid="000c9911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paragraph-rsid="000e59ad" style:font-size-asian="13.1000003814697pt" style:font-size-complex="15pt"/>
    </style:style>
    <style:style style:name="P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59ad" officeooo:paragraph-rsid="000e59ad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normal" officeooo:rsid="000e59ad" officeooo:paragraph-rsid="000e59ad" style:font-size-asian="13.1000003814697pt" style:font-size-complex="15pt"/>
    </style:style>
    <style:style style:name="P6" style:family="paragraph" style:parent-style-name="Standard" style:list-style-name="L2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5pt" fo:letter-spacing="normal" fo:font-style="normal" fo:font-weight="normal" officeooo:rsid="00105baf" officeooo:paragraph-rsid="00105baf" style:font-size-asian="13.1000003814697pt" style:font-weight-asian="normal" style:font-size-complex="15pt" style:font-weight-complex="normal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5pt" fo:letter-spacing="normal" fo:font-style="normal" fo:font-weight="normal" officeooo:rsid="00105baf" officeooo:paragraph-rsid="00105baf" style:font-size-asian="13.1000003814697pt" style:font-weight-asian="normal" style:font-size-complex="15pt" style:font-weight-complex="normal"/>
    </style:style>
    <style:style style:name="P8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5pt" fo:letter-spacing="normal" fo:font-style="normal" fo:font-weight="normal" officeooo:rsid="00105baf" officeooo:paragraph-rsid="00105baf" style:font-size-asian="13.1000003814697pt" style:font-weight-asian="normal" style:font-size-complex="15pt" style:font-weight-complex="normal"/>
    </style:style>
    <style:style style:name="P9" style:family="paragraph" style:parent-style-name="Standard" style:list-style-name="L3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5pt" fo:letter-spacing="normal" fo:font-style="normal" fo:font-weight="normal" officeooo:rsid="00105baf" officeooo:paragraph-rsid="001153d6" style:font-size-asian="13.1000003814697pt" style:font-weight-asian="normal" style:font-size-complex="15pt" style:font-weight-complex="normal"/>
    </style:style>
    <style:style style:name="P1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5pt" fo:letter-spacing="normal" fo:font-style="normal" fo:font-weight="normal" officeooo:rsid="00105baf" officeooo:paragraph-rsid="001153d6" style:font-size-asian="13.1000003814697pt" style:font-weight-asian="normal" style:font-size-complex="15pt" style:font-weight-complex="normal"/>
    </style:style>
    <style:style style:name="P11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5pt" fo:letter-spacing="normal" fo:font-style="normal" fo:font-weight="normal" officeooo:rsid="0013696d" officeooo:paragraph-rsid="0013696d" style:font-size-asian="13.1000003814697pt" style:font-weight-asian="normal" style:font-size-complex="15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5pt" fo:letter-spacing="normal" fo:font-style="normal" fo:font-weight="bold" officeooo:paragraph-rsid="000e59ad" style:font-size-asian="13.1000003814697pt" style:font-weight-asian="bold" style:font-size-complex="15pt" style:font-weight-complex="bold"/>
    </style:style>
    <style:style style:name="P1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style:font-name="Liberation Serif" fo:font-size="15pt" fo:letter-spacing="normal" fo:font-style="normal" fo:font-weight="bold" officeooo:rsid="00105baf" officeooo:paragraph-rsid="00105baf" style:font-size-asian="13.1000003814697pt" style:font-weight-asian="bold" style:font-size-complex="15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variant="normal" fo:text-transform="none" fo:color="#000000" style:font-name="Liberation Serif" fo:font-size="15pt" fo:letter-spacing="normal" fo:font-style="normal" fo:font-weight="normal" officeooo:rsid="000e59ad" officeooo:paragraph-rsid="000e59ad" style:font-size-asian="13.1000003814697pt" style:font-size-complex="15pt"/>
    </style:style>
    <style:style style:name="P1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5pt" fo:letter-spacing="normal" fo:font-style="normal" fo:font-weight="normal" officeooo:rsid="000e59ad" officeooo:paragraph-rsid="000e59ad" style:font-size-asian="13.1000003814697pt" style:font-size-complex="15pt"/>
    </style:style>
    <style:style style:name="P1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variant="normal" fo:text-transform="none" fo:color="#000000" style:font-name="Liberation Serif" fo:font-size="15pt" fo:letter-spacing="normal" fo:font-style="normal" fo:font-weight="bold" officeooo:rsid="00105baf" officeooo:paragraph-rsid="00105baf" style:font-size-asian="13.1000003814697pt" style:font-weight-asian="bold" style:font-size-complex="15pt" style:font-weight-complex="bold"/>
    </style:style>
    <style:style style:name="T1" style:family="text">
      <style:text-properties officeooo:rsid="000e59ad"/>
    </style:style>
    <style:style style:name="T2" style:family="text">
      <style:text-properties officeooo:rsid="001153d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Bootstrap 3</text:p>
      <text:p text:style-name="P1"/>
      <text:p text:style-name="P3">É <text:span text:style-name="T1">tipo um tooltip com mais design. São caixas para transmitir informações extras. É acionado por cliques.</text:span></text:p>
      <text:p text:style-name="P3"><text:span text:style-name="T1"><text:s/></text:span></text:p>
      <text:p text:style-name="P12"><text:span text:style-name="T1">Na tag botton:</text:span></text:p>
      <text:list xml:id="list4357582144982624610" text:style-name="L1">
        <text:list-item>
          <text:p text:style-name="P4">data-toggle=”popover”</text:p>
          <text:list>
            <text:list-item>
              <text:p text:style-name="P4">Gatinho com valor de popover</text:p>
            </text:list-item>
          </text:list>
        </text:list-item>
        <text:list-item>
          <text:p text:style-name="P4">title=”Meu popover”</text:p>
          <text:list>
            <text:list-item>
              <text:p text:style-name="P4">título</text:p>
            </text:list-item>
          </text:list>
        </text:list-item>
        <text:list-item>
          <text:p text:style-name="P4">data-content=”corpinho do popover”</text:p>
          <text:list>
            <text:list-item>
              <text:p text:style-name="P4">texto dentro do popover</text:p>
            </text:list-item>
          </text:list>
        </text:list-item>
      </text:list>
      <text:p text:style-name="P5"/>
      <text:p text:style-name="P14">Para invocar por JS se utiliza o Jquery</text:p>
      <text:p text:style-name="P15"/>
      <text:p text:style-name="P16">Opções:</text:p>
      <text:list xml:id="list195330813553700667" text:style-name="L2">
        <text:list-item>
          <text:p text:style-name="P6">animations:true; </text:p>
        </text:list-item>
        <text:list-item>
          <text:p text:style-name="P6">delay:0;</text:p>
          <text:list>
            <text:list-item>
              <text:p text:style-name="P6">valor em milisegundo. 1 segundo = 1000 milisegundo</text:p>
            </text:list-item>
          </text:list>
        </text:list-item>
        <text:list-item>
          <text:p text:style-name="P6">html:false;</text:p>
        </text:list-item>
        <text:list-item>
          <text:p text:style-name="P6">placement:’right’</text:p>
        </text:list-item>
        <text:list-item>
          <text:p text:style-name="P6">trigger:’click|hover|focus’</text:p>
          <text:list>
            <text:list-item>
              <text:p text:style-name="P6">tipo de invocação</text:p>
            </text:list-item>
          </text:list>
        </text:list-item>
      </text:list>
      <text:p text:style-name="P7"/>
      <text:p text:style-name="P13">Opções Extras(apenas algumas)</text:p>
      <text:p text:style-name="P13"/>
      <text:list xml:id="list1386731533753534546" text:style-name="L3">
        <text:list-item>
          <text:p text:style-name="P8">$(‘#cust<text:span text:style-name="T2">o</text:span>m-popover’).popover(“show”,”hide”,”toggle”,”destroy”);</text:p>
        </text:list-item>
        <text:list-item>
          <text:p text:style-name="P9">$(‘<text:span text:style-name="T2">show.bs.</text:span>popover’).<text:span text:style-name="T2">on</text:span>(<text:span text:style-name="T2">function(){}</text:span>);</text:p>
        </text:list-item>
        <text:list-item>
          <text:p text:style-name="P9">$(‘<text:span text:style-name="T2">shown.bs.</text:span>popover’).<text:span text:style-name="T2">on</text:span>(<text:span text:style-name="T2">function(){}</text:span>);</text:p>
        </text:list-item>
        <text:list-item>
          <text:p text:style-name="P9">$(‘<text:span text:style-name="T2">hide.bs.</text:span>popover’).<text:span text:style-name="T2">on</text:span>(<text:span text:style-name="T2">function(){}</text:span>);</text:p>
        </text:list-item>
        <text:list-item>
          <text:p text:style-name="P9">$(‘<text:span text:style-name="T2">hidden.bs.</text:span>popover’).<text:span text:style-name="T2">on</text:span>(<text:span text:style-name="T2">function(){}</text:span>);</text:p>
        </text:list-item>
      </text:list>
      <text:p text:style-name="P10"/>
      <text:p text:style-name="P11">Na aula explica como através de um botão mostrar um popover de outro botão 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9T17:11:59.623271177</meta:creation-date>
    <meta:generator>LibreOffice/5.1.6.2$Linux_X86_64 LibreOffice_project/10m0$Build-2</meta:generator>
    <dc:date>2017-05-26T22:02:59.074723426</dc:date>
    <meta:editing-duration>PT27M25S</meta:editing-duration>
    <meta:editing-cycles>6</meta:editing-cycles>
    <meta:document-statistic meta:table-count="0" meta:image-count="0" meta:object-count="0" meta:page-count="1" meta:paragraph-count="26" meta:word-count="105" meta:character-count="804" meta:non-whitespace-character-count="739"/>
  </office:meta>
</office:document-meta>
</file>